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2.24pt solid #000000" fo:border-right="none" fo:border-top="2.2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1.5pt dotted #000000" fo:border-right="none" fo:border-top="1.5pt dotted #000000"/>
      <style:paragraph-properties fo:text-align="center" fo:margin-left="0in"/>
    </style:style>
    <style:style style:name="ce7" style:family="table-cell" style:parent-style-name="Default">
      <style:table-cell-properties fo:border-bottom="1.5pt dotted #000000" style:text-align-source="fix" style:repeat-content="false" fo:border-left="1.5pt dotte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e8f2a1" style:text-align-source="fix" style:repeat-content="false" fo:border-left="1.5pt dotted #000000" fo:border-right="none" fo:border-top="1.5pt dotted #000000"/>
      <style:paragraph-properties fo:text-align="center" fo:margin-left="0in"/>
    </style:style>
    <style:style style:name="ce9" style:family="table-cell" style:parent-style-name="Default">
      <style:table-cell-properties fo:border-bottom="1.5pt dotted #000000" fo:background-color="#e8f2a1" style:text-align-source="fix" style:repeat-content="false" fo:border-left="1.5pt dotte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2.24pt solid #000000" style:text-align-source="fix" style:repeat-content="false" fo:border-left="1.5pt dotted #000000" fo:border-right="none" fo:border-top="1.5pt dotte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dotted #000000" fo:border-top="1.5pt dotted #000000"/>
      <style:paragraph-properties fo:text-align="center" fo:margin-left="0in"/>
    </style:style>
    <style:style style:name="ce12" style:family="table-cell" style:parent-style-name="Default">
      <style:table-cell-properties fo:border-bottom="1.5pt dotted #000000" style:text-align-source="fix" style:repeat-content="false" fo:border-left="none" fo:border-right="1.5pt dotte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8f2a1" style:text-align-source="fix" style:repeat-content="false" fo:border-left="none" fo:border-right="1.5pt dotted #000000" fo:border-top="1.5pt dotted #000000"/>
      <style:paragraph-properties fo:text-align="center" fo:margin-left="0in"/>
    </style:style>
    <style:style style:name="ce14" style:family="table-cell" style:parent-style-name="Default">
      <style:table-cell-properties fo:border-bottom="1.5pt dotted #000000" fo:background-color="#e8f2a1" style:text-align-source="fix" style:repeat-content="false" fo:border-left="none" fo:border-right="1.5pt dotte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2.24pt solid #000000" style:text-align-source="fix" style:repeat-content="false" fo:border-left="none" fo:border-right="1.5pt dotted #000000" fo:border-top="1.5pt dotte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2.24pt solid #000000" fo:border-top="2.24pt solid #000000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e8f2a1" style:text-align-source="fix" style:repeat-content="false" fo:border-left="none" fo:border-right="2.24pt solid #000000" fo:border-top="1.5pt dotted #000000"/>
      <style:paragraph-properties fo:text-align="center" fo:margin-left="0in"/>
    </style:style>
    <style:style style:name="ce18" style:family="table-cell" style:parent-style-name="Default">
      <style:table-cell-properties fo:border-bottom="1.5pt dotted #000000" fo:background-color="#e8f2a1" style:text-align-source="fix" style:repeat-content="false" fo:border-left="none" fo:border-right="2.2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2.24pt solid #000000" style:text-align-source="fix" style:repeat-content="false" fo:border-left="none" fo:border-right="2.24pt solid #000000" fo:border-top="1.5pt dotte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ce1"/>
        <table:table-column table:style-name="co1" table:number-columns-repeated="3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number-columns-repeated="8" table:style-name="ce5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btile exists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11"/>
          <table:table-cell table:style-name="ce6"/>
          <table:table-cell table:style-name="ce1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btile missing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1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6"/>
          <table:table-cell table:style-name="ce1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/>
          <table:table-cell office:value-type="string" calcext:value-type="string">
            <text:p>a) get min, max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/>
          <table:table-cell office:value-type="string" calcext:value-type="string">
            <text:p>b) shrink to next tile_size_m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/>
          <table:table-cell office:value-type="string" calcext:value-type="string">
            <text:p>c) loop south to north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d) select order by east, north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e) build tile, if subtiles are missing: skip</text:p>
          </table:table-cell>
          <table:table-cell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8:52:53.799900114</meta:creation-date>
    <meta:generator>LibreOffice/7.3.3.2$Linux_X86_64 LibreOffice_project/30$Build-2</meta:generator>
    <dc:date>2022-06-19T12:38:52.901270047</dc:date>
    <meta:editing-duration>PT13H15M59S</meta:editing-duration>
    <meta:editing-cycles>2</meta:editing-cycles>
    <meta:document-statistic meta:table-count="1" meta:cell-count="100" meta:object-count="0"/>
  </office:meta>
</office:document-meta>
</file>